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list-style-name="L1">
      <style:graphic-properties draw:stroke="solid" draw:stroke-dash="Dash_20_1" svg:stroke-width="0.1cm" svg:stroke-color="#ff0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1" svg:stroke-width="0.1cm" svg:stroke-color="#ff8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1" svg:stroke-width="0.1cm" svg:stroke-color="#3deb3d"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_20_1" svg:stroke-width="0.1cm" svg:stroke-color="#280099"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1" svg:stroke-width="0.1cm" svg:stroke-color="#808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1" svg:stroke-width="0.1cm" svg:stroke-color="#00ff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1" svg:stroke-width="0.1cm" svg:stroke-color="#808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1cm" svg:stroke-color="#800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1cm" svg:stroke-color="#3deb3d"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1" svg:stroke-width="0.1cm" svg:stroke-color="#008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1" svg:stroke-width="0.1cm" svg:stroke-color="#e6e64c"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1" svg:stroke-width="0.1cm" svg:stroke-color="#ff6633"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1" svg:stroke-width="0.1cm" svg:stroke-color="#808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1" svg:stroke-width="0.1cm" svg:stroke-color="#800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1" svg:stroke-width="0.1cm" svg:stroke-color="#3deb3d"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1" svg:stroke-width="0.1cm" svg:stroke-color="#9966cc"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1cm" svg:stroke-color="#800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1cm" svg:stroke-color="#280099"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1" svg:stroke-width="0.1cm" svg:stroke-color="#9966cc"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1" svg:stroke-width="0.1cm" svg:stroke-color="#ff0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1cm" svg:stroke-color="#ff0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1" svg:stroke-width="0.1cm" svg:stroke-color="#000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1" svg:stroke-width="0.1cm" svg:stroke-color="#ff8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1" svg:stroke-width="0.1cm" svg:stroke-color="#3deb3d"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1" svg:stroke-width="0.1cm" svg:stroke-color="#280099"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1" svg:stroke-width="0.1cm" svg:stroke-color="#808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1cm" svg:stroke-color="#00ff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1cm" svg:stroke-color="#808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1" svg:stroke-width="0.1cm" svg:stroke-color="#800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1" svg:stroke-width="0.1cm" svg:stroke-color="#3deb3d"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1" svg:stroke-width="0.1cm" svg:stroke-color="#008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1" svg:stroke-width="0.1cm" svg:stroke-color="#e6e64c"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1" svg:stroke-width="0.1cm" svg:stroke-color="#ff6633"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1" svg:stroke-width="0.1cm" svg:stroke-color="#808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1" svg:stroke-width="0.1cm" svg:stroke-color="#800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1" svg:stroke-width="0.1cm" svg:stroke-color="#3deb3d"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1" svg:stroke-width="0.1cm" svg:stroke-color="#9966cc"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1" svg:stroke-width="0.1cm" svg:stroke-color="#0000ff"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1" svg:stroke-width="0.1cm" svg:stroke-color="#80008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1" svg:stroke-width="0.1cm" svg:stroke-color="#280099"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1" svg:stroke-width="0.1cm" svg:stroke-color="#9966cc"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1" svg:stroke-width="0.1cm" svg:stroke-color="#ff0000" draw:marker-start="" draw:marker-start-width="0.35cm" draw:marker-start-center="false" draw:marker-end="" draw:marker-end-width="0.35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075cm" fo:padding-bottom="0.075cm" fo:padding-left="0.2cm" fo:padding-right="0.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72pt" fo:letter-spacing="normal" fo:language="en" fo:country="US" fo:font-style="normal" fo:text-shadow="none" style:text-underline-style="none" fo:font-weight="normal" style:text-underline-mode="continuous" style:text-overline-mode="continuous" style:text-line-through-mode="continuous" style:letter-kerning="true" style:font-family-asian="'ＭＳ Ｐゴシック'" style:font-family-generic-asian="system" style:font-pitch-asian="variable" style:font-size-asian="72pt" style:language-asian="ja" style:country-asian="JP" style:font-style-asian="normal" style:font-weight-asian="normal" style:font-family-complex="Mangal"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path draw:style-name="gr1" draw:text-style-name="P1" draw:layer="layout" svg:width="1.897cm" svg:height="2.027cm" svg:x="1.713cm" svg:y="3.734cm" svg:viewBox="0 0 1898 2028" svg:d="m0 2028 779-2028h289l830 2028h-306l-236-614h-848l-223 614zm300-833h688l-212-561c-65-171-113-311-144-421-26 130-62 259-109 387z">
          <text:p/>
        </draw:path>
        <draw:path draw:style-name="gr2" draw:text-style-name="P1" draw:layer="layout" svg:width="1.53cm" svg:height="2.027cm" svg:x="3.813cm" svg:y="3.734cm" svg:viewBox="0 0 1531 2028" svg:d="m0 2028v-2028h761c155 0 279 21 373 62s167 104 220 189 79 175 79 268c0 86-23 168-70 245s-118 138-213 185c122 36 216 97 282 184s99 189 99 307c0 95-20 183-60 265s-90 144-149 189-133 77-222 100-198 34-327 34zm-505-1176h439c119 0 204-8 256-23 68-21 119-54 154-101s52-106 52-177c0-68-16-127-49-178s-78-86-138-105-163-29-308-29h-406zm0 1550h505c87 0 148-4 183-10 62-11 113-30 155-55s75-64 102-113 40-106 40-171c0-76-19-141-58-197s-92-95-161-118-168-34-297-34h-469z">
          <text:p/>
        </draw:path>
        <draw:path draw:style-name="gr3" draw:text-style-name="P1" draw:layer="layout" svg:width="1.792cm" svg:height="2.096cm" svg:x="5.636cm" svg:y="3.7cm" svg:viewBox="0 0 1793 2097" svg:d="m1524 1352 269 67c-56 221-158 389-304 505s-325 173-536 173c-218 0-396-44-533-133s-241-218-313-387-107-350-107-544c0-211 40-395 121-552s196-277 344-359 313-122 492-122c203 0 374 52 512 155s235 248 289 436l-264 62c-47-148-115-255-205-322s-202-101-337-101c-156 0-286 37-391 112s-178 175-221 301-63 255-63 389c0 172 25 323 75 452s128 224 235 288 220 95 344 95c150 0 278-43 382-130s175-215 211-385z">
          <text:p/>
        </draw:path>
        <draw:path draw:style-name="gr4" draw:text-style-name="P1" draw:layer="layout" svg:width="1.676cm" svg:height="2.027cm" svg:x="7.758cm" svg:y="3.734cm" svg:viewBox="0 0 1677 2028" svg:d="m0 2028v-2028h699c157 0 278 10 361 29 116 27 215 75 297 145 107 91 187 206 240 347s80 301 80 482c0 154-18 290-54 409s-82 218-139 296-118 139-184 184-148 78-242 101-204 35-326 35zm-464-239h433c134 0 239-13 315-38s137-60 182-105c64-63 113-149 149-256s53-238 53-391c0-212-35-375-105-489s-154-190-253-229c-72-28-188-42-348-42h-426z">
          <text:p/>
        </draw:path>
        <draw:path draw:style-name="gr5" draw:text-style-name="P1" draw:layer="layout" svg:width="1.512cm" svg:height="2.027cm" svg:x="9.808cm" svg:y="3.734cm" svg:viewBox="0 0 1513 2028" svg:d="m0 2028c0-676 0-1352 0-2028 489 0 978 0 1466 0 0 80 0 160 0 239-399 0-798 0-1198 0 0 207 0 414 0 621 374 0 748 0 1122 0 0 80 0 159 0 238-374 0-748 0-1122 0 0 230 0 461 0 691 415 0 830 0 1245 0 0 79 0 159 0 239-504 0-1009 0-1513 0z">
          <text:p/>
        </draw:path>
        <draw:path draw:style-name="gr6" draw:text-style-name="P1" draw:layer="layout" svg:width="1.367cm" svg:height="2.027cm" svg:x="11.704cm" svg:y="3.734cm" svg:viewBox="0 0 1368 2028" svg:d="m0 2028c0-676 0-1352 0-2028 456 0 912 0 1368 0 0 80 0 160 0 239-366 0-733 0-1100 0 0 210 0 419 0 628 318 0 635 0 952 0 0 80 0 160 0 240-317 0-634 0-952 0 0 307 0 614 0 921-89 0-179 0-268 0z">
          <text:p/>
        </draw:path>
        <draw:path draw:style-name="gr7" draw:text-style-name="P1" draw:layer="layout" svg:width="1.875cm" svg:height="2.096cm" svg:x="13.356cm" svg:y="3.7cm" svg:viewBox="0 0 1876 2097" svg:d="m1017 1267v-238l859-1v752c-132 105-268 185-408 238s-284 79-432 79c-199 0-380-43-543-128s-286-208-369-370-124-342-124-541c0-197 41-381 124-552s201-299 356-382 333-124 535-124c147 0 280 24 398 71s211 114 279 199 118 195 153 332l-242 66c-30-103-68-184-113-243s-110-107-194-142-177-53-279-53c-123 0-229 18-318 56s-162 86-217 147-97 128-128 201c-52 125-77 261-77 408 0 180 31 332 93 453s153 212 272 272 245 88 379 88c116 0 230-22 340-67s195-93 252-143v-378z">
          <text:p/>
        </draw:path>
        <draw:path draw:style-name="gr8" draw:text-style-name="P1" draw:layer="layout" svg:width="1.59cm" svg:height="2.027cm" svg:x="15.637cm" svg:y="3.734cm" svg:viewBox="0 0 1591 2028" svg:d="m0 2028c0-676 0-1352 0-2028 89 0 179 0 268 0 0 278 0 555 0 833 352 0 703 0 1054 0 0-278 0-555 0-833 90 0 179 0 269 0 0 676 0 1352 0 2028-90 0-179 0-269 0 0-319 0-637 0-956-351 0-702 0-1054 0 0 319 0 637 0 956-89 0-179 0-268 0z">
          <text:p/>
        </draw:path>
        <draw:path draw:style-name="gr9" draw:text-style-name="P1" draw:layer="layout" svg:width="0.267cm" svg:height="2.027cm" svg:x="17.719cm" svg:y="3.734cm" svg:viewBox="0 0 268 2028" svg:d="m0 2028c0-676 0-1352 0-2028 89 0 179 0 268 0 0 676 0 1352 0 2028-89 0-179 0-268 0z">
          <text:p/>
        </draw:path>
        <draw:path draw:style-name="gr10" draw:text-style-name="P1" draw:layer="layout" svg:width="1.114cm" svg:height="2.062cm" svg:x="18.325cm" svg:y="3.734cm" svg:viewBox="0 0 1115 2063" svg:d="m0 1452 242-33c7 155 36 261 87 318s124 86 215 86c67 0 125-15 174-46s83-73 101-126 28-138 28-254v-1397h268v1382c0 170-20 301-61 394s-106 164-195 213-194 74-314 74c-178 0-314-52-409-154s-139-255-136-457z">
          <text:p/>
        </draw:path>
        <draw:path draw:style-name="gr11" draw:text-style-name="P1" draw:layer="layout" svg:width="1.676cm" svg:height="2.027cm" svg:x="19.867cm" svg:y="3.734cm" svg:viewBox="0 0 1677 2028" svg:d="m0 2028c0-676 0-1352 0-2028 89 0 179 0 268 0 0 335 0 670 0 1006 336-336 672-671 1007-1006 122 0 243 0 364 0-283 274-567 548-851 822 297 402 593 804 889 1206-118 0-237 0-355 0-240-342-481-684-722-1026-110 107-221 215-332 323 0 234 0 469 0 703-89 0-179 0-268 0z">
          <text:p/>
        </draw:path>
        <draw:path draw:style-name="gr12" draw:text-style-name="P1" draw:layer="layout" svg:width="1.266cm" svg:height="2.027cm" svg:x="21.756cm" svg:y="3.734cm" svg:viewBox="0 0 1267 2028" svg:d="m0 2028c0-676 0-1352 0-2028 89 0 179 0 268 0 0 596 0 1192 0 1789 333 0 666 0 999 0 0 79 0 159 0 239-422 0-845 0-1267 0z">
          <text:p/>
        </draw:path>
        <draw:path draw:style-name="gr13" draw:text-style-name="P1" draw:layer="layout" svg:width="1.934cm" svg:height="2.027cm" svg:x="23.335cm" svg:y="3.734cm" svg:viewBox="0 0 1935 2028" svg:d="m0 2028v-2028h404l480 1436c44 134 76 234 97 300 23-74 59-182 108-325l485-1411h361v2028h-258v-1697l-590 1697h-242l-586-1726v1726z">
          <text:p/>
        </draw:path>
        <draw:path draw:style-name="gr14" draw:text-style-name="P1" draw:layer="layout" svg:width="1.597cm" svg:height="2.027cm" svg:x="25.702cm" svg:y="3.734cm" svg:viewBox="0 0 1598 2028" svg:d="m0 2028c0-676 0-1352 0-2028 92 0 184 0 275 0 355 531 710 1061 1065 1592 0-531 0-1061 0-1592 86 0 172 0 258 0 0 676 0 1352 0 2028-92 0-184 0-276 0-355-531-710-1062-1065-1594 0 532 0 1063 0 1594-85 0-171 0-257 0z">
          <text:p/>
        </draw:path>
        <draw:path draw:style-name="gr15" draw:text-style-name="P1" draw:layer="layout" svg:width="1.938cm" svg:height="2.097cm" svg:x="2.72cm" svg:y="6.863cm" svg:viewBox="0 0 1939 2098" svg:d="m0 1076c0-336 90-600 271-790s414-286 700-286c187 0 356 45 506 134s265 214 344 374 118 342 118 545c0 205-41 389-124 552s-201 285-353 368-316 125-492 125c-191 0-362-46-512-138s-264-218-342-377-116-329-116-507zm277 4c0 245 65 437 197 578s296 211 494 211c202 0 369-71 499-213s196-344 196-605c0-165-28-309-84-432s-137-219-245-286-228-102-362-102c-189 0-353 65-490 196s-205 348-205 653z">
          <text:p/>
        </draw:path>
        <draw:path draw:style-name="gr16" draw:text-style-name="P1" draw:layer="layout" svg:width="1.547cm" svg:height="2.027cm" svg:x="5.007cm" svg:y="6.899cm" svg:viewBox="0 0 1548 2028" svg:d="m0 2028v-2028h765c135 0 237 6 308 19 100 17 184 49 251 95s121 112 162 196 62 176 62 277c0 172-55 318-165 437s-308 179-595 179h-520v825zm0-1064h525c173 0 296-32 369-97s109-155 109-272c0-85-21-158-64-218s-99-100-170-120c-45-12-128-18-250-18h-519z">
          <text:p/>
        </draw:path>
        <draw:path draw:style-name="gr17" draw:text-style-name="P1" draw:layer="layout" svg:width="1.977cm" svg:height="2.221cm" svg:x="6.799cm" svg:y="6.863cm" svg:viewBox="0 0 1978 2222" svg:d="m1634 1847c124 85 239 148 344 188l-79 187c-145-53-291-136-435-249-151 84-317 125-498 125-184 0-350-44-500-132s-264-213-345-374-121-341-121-542c0-200 41-382 122-546s196-290 346-375 318-129 503-129c187 0 356 44 506 133s265 214 344 374 118 341 118 542c0 166-25 317-76 450s-127 249-229 348zm-591-343c155 43 283 108 383 193 158-144 237-360 237-648 0-165-28-308-84-431s-137-218-245-285-228-102-362-102c-200 0-366 68-498 205s-197 342-197 614c0 264 65 466 195 607s298 212 500 212c96 0 187-18 272-54-84-54-173-93-266-116z">
          <text:p/>
        </draw:path>
        <draw:path draw:style-name="gr18" draw:text-style-name="P1" draw:layer="layout" svg:width="1.786cm" svg:height="2.027cm" svg:x="9.105cm" svg:y="6.899cm" svg:viewBox="0 0 1787 2028" svg:d="m0 2028v-2028h899c181 0 318 18 412 55s170 100 226 193 84 194 84 305c0 144-46 265-139 364s-237 162-432 188c71 34 125 68 162 101 78 72 152 162 223 270l352 552h-337l-269-422c-78-122-143-215-193-279s-96-110-137-136-80-44-122-54c-30-6-80-10-149-10h-312v901zm0-1133h577c123 0 219-13 288-38s122-66 158-122 54-116 54-182c0-96-35-174-105-236s-179-93-330-93h-642z">
          <text:p/>
        </draw:path>
        <draw:path draw:style-name="gr19" draw:text-style-name="P1" draw:layer="layout" svg:width="1.613cm" svg:height="2.096cm" svg:x="11.054cm" svg:y="6.864cm" svg:viewBox="0 0 1614 2097" svg:d="m0 1411 253-22c12 101 40 185 84 250s112 117 204 157 196 60 311 60c102 0 193-15 271-45s137-72 175-125 58-111 58-174c0-64-19-119-56-167s-97-87-182-119c-55-22-175-55-361-99s-317-87-392-127c-97-51-169-114-216-189s-72-159-72-252c0-103 30-198 88-287s143-157 254-203 236-69 372-69c151 0 283 24 398 73s203 119 265 213 95 201 99 320l-257 19c-14-128-60-225-140-290s-198-98-354-98c-162 0-280 29-354 89s-112 131-112 215c0 73 26 133 79 180 52 47 187 95 405 144s367 93 449 130c118 54 205 123 261 206s84 180 84 289c0 108-31 209-92 305s-151 170-267 223c-115 53-246 79-390 79-184 0-338-27-462-80-124-54-221-134-292-242s-107-228-111-364z">
          <text:p/>
        </draw:path>
        <draw:path draw:style-name="gr20" draw:text-style-name="P1" draw:layer="layout" svg:width="1.606cm" svg:height="2.027cm" svg:x="12.882cm" svg:y="6.899cm" svg:viewBox="0 0 1607 2028" svg:d="m668 2028c0-596 0-1192 0-1789-223 0-445 0-668 0 0-79 0-159 0-239 536 0 1072 0 1607 0 0 80 0 160 0 239-223 0-447 0-670 0 0 597 0 1193 0 1789-90 0-179 0-269 0z">
          <text:p/>
        </draw:path>
        <draw:path draw:style-name="gr21" draw:text-style-name="P1" draw:layer="layout" svg:width="1.594cm" svg:height="2.062cm" svg:x="14.771cm" svg:y="6.899cm" svg:viewBox="0 0 1595 2063" svg:d="m1327 0h268v1172c0 203-23 365-69 485s-130 218-250 293-278 113-474 113c-190 0-345-33-466-99-121-65-207-160-259-284s-77-293-77-508v-1172h268v1170c0 176 17 306 49 390s89 147 169 193 178 67 293 67c197 0 338-44 422-134s126-261 126-516z">
          <text:p/>
        </draw:path>
        <draw:path draw:style-name="gr22" draw:text-style-name="P1" draw:layer="layout" svg:width="1.854cm" svg:height="2.027cm" svg:x="16.605cm" svg:y="6.899cm" svg:viewBox="0 0 1855 2028" svg:d="m786 2028-786-2028h290l528 1473c42 118 77 229 106 332 31-110 68-221 109-332l548-1473h274l-794 2028z">
          <text:p/>
        </draw:path>
        <draw:path draw:style-name="gr23" draw:text-style-name="P1" draw:layer="layout" svg:width="2.607cm" svg:height="2.027cm" svg:x="18.516cm" svg:y="6.899cm" svg:viewBox="0 0 2608 2028" svg:d="m538 2028-538-2028h275l309 1329c33 140 62 278 86 415 51-216 82-341 91-375l386-1369h323l291 1026c73 255 125 494 158 718 25-128 59-275 101-441l318-1303h270l-557 2028h-258l-428-1545c-36-129-57-209-63-238-22 93-41 172-60 238l-430 1545z">
          <text:p/>
        </draw:path>
        <draw:path draw:style-name="gr24" draw:text-style-name="P1" draw:layer="layout" svg:width="1.858cm" svg:height="2.027cm" svg:x="21.167cm" svg:y="6.899cm" svg:viewBox="0 0 1859 2028" svg:d="m0 2028 784-1057-691-971h319l368 520c77 108 131 191 163 249 46-74 99-151 161-231l408-538h292l-713 956 768 1072h-332l-510-724c-29-41-58-86-89-135-45 74-77 124-97 152l-509 707z">
          <text:p/>
        </draw:path>
        <draw:path draw:style-name="gr25" draw:text-style-name="P1" draw:layer="layout" svg:width="1.858cm" svg:height="2.027cm" svg:x="23.051cm" svg:y="6.899cm" svg:viewBox="0 0 1859 2028" svg:d="m782 2028v-859l-782-1169h326l400 611c74 115 143 229 206 343 61-106 135-225 222-358l393-596h312l-809 1169v859z">
          <text:p/>
        </draw:path>
        <draw:path draw:style-name="gr26" draw:text-style-name="P1" draw:layer="layout" svg:width="1.602cm" svg:height="2.027cm" svg:x="24.988cm" svg:y="6.899cm" svg:viewBox="0 0 1603 2028" svg:d="m0 2028v-249l1039-1299c74-92 144-172 210-241h-1131v-239h1452v239l-1138 1407-124 143h1295v239z">
          <text:p/>
        </draw:path>
        <draw:path draw:style-name="gr27" draw:text-style-name="P1" draw:layer="layout" svg:width="1.741cm" svg:height="1.976cm" svg:x="2.9cm" svg:y="12.722cm" svg:viewBox="0 0 1742 1977" svg:d="m1343 1701c-119 101-233 173-343 214-110 42-227 62-353 62-208 0-368-50-480-152s-167-231-167-389c0-93 21-177 63-254s98-138 166-184 145-82 231-105c63-17 158-33 285-49 259-30 449-67 572-110 1-44 1-72 1-84 0-130-30-222-91-276-82-72-203-109-365-109-151 0-262 27-334 80s-125 146-159 280l-314-42c29-135 76-243 141-326s160-146 283-190 267-67 430-67c161 0 292 19 393 57s175 86 223 143 81 131 100 219c10 54 16 153 16 295v428c0 298 7 487 20 566s41 154 81 227h-335c-33-67-54-145-64-234zm-26-716c-117 48-291 88-524 121-132 19-225 41-280 64s-97 59-126 105-45 96-45 152c0 85 32 157 97 214s160 85 284 85 234-27 330-81 167-128 212-222c34-72 52-179 52-320z">
          <text:p/>
        </draw:path>
        <draw:path draw:style-name="gr28" draw:text-style-name="P1" draw:layer="layout" svg:width="1.64cm" svg:height="2.653cm" svg:x="5.038cm" svg:y="12.045cm" svg:viewBox="0 0 1641 2654" svg:d="m298 2612h-298v-2612h321v932c135-170 308-255 518-255 116 0 227 23 331 70s189 113 256 198 120 187 158 307 57 249 57 385c0 324-80 575-241 752s-352 265-577 265c-223 0-398-93-525-279zm-4-724c0 227 31 391 93 492 101 165 237 248 409 248 140 0 262-61 364-183s153-303 153-544c0-247-49-429-147-547s-216-176-355-176c-141 0-262 60-364 182s-153 298-153 528z">
          <text:p/>
        </draw:path>
        <draw:path draw:style-name="gr29" draw:text-style-name="P1" draw:layer="layout" svg:width="1.647cm" svg:height="1.976cm" svg:x="6.972cm" svg:y="12.722cm" svg:viewBox="0 0 1648 1977" svg:d="m1333 1242 315 41c-35 217-123 387-265 510s-316 184-523 184c-258 0-467-84-624-253s-236-412-236-728c0-204 34-383 102-536s170-268 309-345 289-115 451-115c206 0 374 52 504 156s215 251 252 443l-312 48c-30-127-82-223-158-287s-166-96-273-96c-162 0-293 58-394 173s-151 299-151 550c0 254 48 439 146 554s224 173 381 173c126 0 231-39 315-116s138-196 161-356z">
          <text:p/>
        </draw:path>
        <draw:path draw:style-name="gr30" draw:text-style-name="P1" draw:layer="layout" svg:width="1.64cm" svg:height="2.653cm" svg:x="8.779cm" svg:y="12.045cm" svg:viewBox="0 0 1641 2654" svg:d="m1343 2612v-239c-120 188-296 281-529 281-151 0-289-41-416-124-126-83-224-200-294-349s-104-320-104-514c0-188 31-360 94-513s158-272 284-354 266-123 422-123c114 0 215 24 305 72s161 111 217 188v-937h319v2612zm-1311-945c0 243 51 424 153 544s222 180 361 180c141 0 260-58 358-172s147-290 147-525c0-259-50-449-150-570s-223-182-369-182c-142 0-261 59-357 175s-143 300-143 550z">
          <text:p/>
        </draw:path>
        <draw:path draw:style-name="gr31" draw:text-style-name="P1" draw:layer="layout" svg:width="1.743cm" svg:height="1.976cm" svg:x="10.819cm" svg:y="12.722cm" svg:viewBox="0 0 1744 1977" svg:d="m1402 1325 331 41c-52 194-149 344-290 451s-322 160-542 160c-276 0-496-85-658-255s-243-410-243-717c0-319 82-566 246-741s376-264 638-264c253 0 459 86 620 258s240 415 240 727c0 19-1 48-2 86h-1411c12 208 71 367 177 477s237 166 395 166c118 0 218-31 301-93s149-160 198-296zm-1053-518h1057c-15-159-55-278-122-358-102-124-234-185-397-185-147 0-271 49-371 148s-156 230-167 395z">
          <text:p/>
        </draw:path>
        <draw:path draw:style-name="gr32" draw:text-style-name="P1" draw:layer="layout" svg:width="1.105cm" svg:height="2.655cm" svg:x="12.75cm" svg:y="12cm" svg:viewBox="0 0 1106 2656" svg:d="m283 2656v-1642h-283v-250h283v-201c0-127 12-222 34-283 31-83 85-151 163-203s187-77 327-77c90 0 190 11 299 32l-48 280c-66-12-129-18-189-18-97 0-166 21-206 62s-61 120-61 234v174h369v250h-369v1642z">
          <text:p/>
        </draw:path>
        <draw:path draw:style-name="gr33" draw:text-style-name="P1" draw:layer="layout" svg:width="1.666cm" svg:height="2.701cm" svg:x="13.849cm" svg:y="12.722cm" svg:viewBox="0 0 1667 2702" svg:d="m64 2091 312 47c13 96 49 166 109 210 79 59 188 89 326 89 148 0 263-30 343-89 81-59 136-143 164-249 17-66 25-203 23-412-140 165-314 248-523 248-260 0-462-94-604-282s-214-413-214-675c0-180 33-347 98-500s160-270 284-353 270-125 437-125c224 0 408 90 553 271v-228h295v1635c0 295-30 503-90 626s-154 220-285 292-290 106-480 106c-225 0-408-50-547-152s-206-254-201-459zm266-1136c0 248 49 429 147 543s223 171 371 171c147 0 271-56 371-170s149-291 149-533c0-232-51-407-154-524s-226-177-371-177c-143 0-264 58-364 174s-149 288-149 516z">
          <text:p/>
        </draw:path>
        <draw:path draw:style-name="gr34" draw:text-style-name="P1" draw:layer="layout" svg:width="1.54cm" svg:height="2.611cm" svg:x="16.003cm" svg:y="12.045cm" svg:viewBox="0 0 1541 2612" svg:d="m0 2612v-2612h321v937c149-173 338-260 566-260 140 0 262 28 365 83s178 131 222 229 67 238 67 424v1199h-321v-1199c0-161-34-277-104-350s-168-110-295-110c-95 0-184 25-268 74s-143 116-179 200-53 201-53 350v1035z">
          <text:p/>
        </draw:path>
        <draw:path draw:style-name="gr35" draw:text-style-name="P1" draw:layer="layout" svg:width="0.32cm" svg:height="2.611cm" svg:x="18.036cm" svg:y="12.045cm" svg:viewBox="0 0 321 2612" svg:d="m0 369c0-123 0-246 0-369 107 0 214 0 321 0 0 123 0 246 0 369-107 0-214 0-321 0zm0 2243c0-631 0-1262 0-1892 107 0 214 0 321 0 0 630 0 1261 0 1892-107 0-214 0-321 0z">
          <text:p/>
        </draw:path>
        <draw:path draw:style-name="gr36" draw:text-style-name="P1" draw:layer="layout" svg:width="0.726cm" svg:height="3.378cm" svg:x="18.435cm" svg:y="12.045cm" svg:viewBox="0 0 727 3379" svg:d="m406 372v-372h321v372zm-727 2974 61-273c64 17 114 25 151 25 65 0 114-22 146-65s48-152 48-325v-1988h321v1995c0 233-30 395-91 486-77 119-205 178-385 178-87 0-170-11-251-33z">
          <text:p/>
        </draw:path>
        <draw:path draw:style-name="gr37" draw:text-style-name="P1" draw:layer="layout" svg:width="1.567cm" svg:height="2.611cm" svg:x="19.654cm" svg:y="12.045cm" svg:viewBox="0 0 1568 2612" svg:d="m0 2612c0-871 0-1741 0-2612 107 0 214 0 321 0 0 496 0 993 0 1489 253-256 506-513 759-769 138 0 276 0 415 0-241 234-483 468-724 702 266 396 531 793 797 1190-132 0-264 0-396 0-208-323-417-645-625-968-76 73-151 145-226 218 0 250 0 500 0 750-107 0-214 0-321 0z">
          <text:p/>
        </draw:path>
        <draw:path draw:style-name="gr38" draw:text-style-name="P1" draw:layer="layout" svg:width="0.32cm" svg:height="2.611cm" svg:x="21.469cm" svg:y="12.045cm" svg:viewBox="0 0 321 2612" svg:d="m0 2612c0-871 0-1741 0-2612 107 0 214 0 321 0 0 871 0 1741 0 2612-107 0-214 0-321 0z">
          <text:p/>
        </draw:path>
        <draw:path draw:style-name="gr39" draw:text-style-name="P1" draw:layer="layout" svg:width="2.563cm" svg:height="1.934cm" svg:x="22.285cm" svg:y="12.722cm" svg:viewBox="0 0 2564 1935" svg:d="m0 1935v-1892h287v265c59-92 138-167 237-223s211-85 336-85c141 0 256 29 345 87s153 140 190 244c150-221 344-331 584-331 188 0 332 52 433 156s152 264 152 480v1299h-319v-1192c0-128-11-221-32-277s-58-102-113-136-118-52-192-52c-133 0-244 44-331 133s-132 230-132 425v1099h-321v-1230c0-142-26-249-78-320s-138-107-257-107c-90 0-174 24-250 71s-132 117-167 209-51 223-51 395v982z">
          <text:p/>
        </draw:path>
        <draw:path draw:style-name="gr40" draw:text-style-name="P1" draw:layer="layout" svg:width="1.536cm" svg:height="1.934cm" svg:x="25.324cm" svg:y="12.722cm" svg:viewBox="0 0 1537 1935" svg:d="m0 1935v-1892h289v269c139-208 339-312 602-312 114 0 219 20 314 61s167 95 215 162 81 145 100 237c11 59 17 163 17 311v1164h-320v-1151c0-131-13-228-38-293s-69-117-132-155-138-58-224-58c-137 0-254 43-354 130s-148 251-148 493v1034z">
          <text:p/>
        </draw:path>
        <draw:path draw:style-name="gr41" draw:text-style-name="P1" draw:layer="layout" svg:width="1.772cm" svg:height="1.976cm" svg:x="4.008cm" svg:y="16.797cm" svg:viewBox="0 0 1773 1977" svg:d="m0 989c0-351 97-610 292-779 163-140 361-210 595-210 260 0 473 85 638 256s248 406 248 706c0 243-37 435-110 575s-179 247-319 325c-139 77-292 115-457 115-265 0-479-84-642-254s-245-415-245-734zm330 0c0 242 52 423 158 544s239 181 399 181c159 0 292-61 397-182s159-306 159-554c0-234-53-411-159-532s-239-181-397-181c-160 0-293 60-399 180s-158 301-158 544z">
          <text:p/>
        </draw:path>
        <draw:path draw:style-name="gr42" draw:text-style-name="P1" draw:layer="layout" svg:width="1.642cm" svg:height="2.659cm" svg:x="6.158cm" svg:y="16.797cm" svg:viewBox="0 0 1643 2660" svg:d="m0 2660v-2617h292v246c69-97 147-169 234-217s191-72 315-72c161 0 304 42 427 125s217 200 280 352 95 317 95 497c0 194-35 368-105 523s-170 274-303 357c-132 82-271 123-417 123-107 0-203-22-288-67s-155-102-209-171v921zm-31-1661c0 244 50 424 148 540s218 175 358 175c143 0 265-60 366-181s153-307 153-560c0-241-50-422-149-542s-218-180-355-180-258 64-363 192-158 313-158 556z">
          <text:p/>
        </draw:path>
        <draw:path draw:style-name="gr43" draw:text-style-name="P1" draw:layer="layout" svg:width="1.638cm" svg:height="2.659cm" svg:x="8.077cm" svg:y="16.797cm" svg:viewBox="0 0 1639 2660" svg:d="m1318 2660v-927c-50 70-119 129-209 175s-185 69-286 69c-224 0-418-89-580-269s-243-425-243-737c0-190 33-361 99-511s161-266 287-343 262-117 412-117c234 0 418 99 552 296v-253h289v2617zm-1309-1677c0 244 51 426 153 548s224 183 367 183c136 0 254-58 352-174s148-292 148-528c0-252-52-441-156-568s-225-191-366-191c-139 0-256 59-353 177s-145 303-145 553z">
          <text:p/>
        </draw:path>
        <draw:path draw:style-name="gr44" draw:text-style-name="P1" draw:layer="layout" svg:width="1.027cm" svg:height="1.934cm" svg:x="10.217cm" svg:y="16.797cm" svg:viewBox="0 0 1028 1935" svg:d="m0 1935v-1892h289v287c73-135 141-223 204-266s131-64 205-64c108 0 218 34 330 103l-111 298c-78-46-156-70-235-70-70 0-133 21-189 64s-95 100-119 175c-36 114-53 239-53 374v991z">
          <text:p/>
        </draw:path>
        <draw:path draw:style-name="gr45" draw:text-style-name="P1" draw:layer="layout" svg:width="1.57cm" svg:height="1.976cm" svg:x="11.307cm" svg:y="16.797cm" svg:viewBox="0 0 1571 1977" svg:d="m0 1370 317-50c18 127 67 225 149 292s195 102 341 102c147 0 257-30 328-90s107-131 107-211c0-73-32-130-95-171-44-29-153-65-328-109-235-59-398-111-489-154s-159-103-206-180-71-161-71-254c0-84 20-162 58-234s91-132 158-179c50-37 118-68 204-94s178-38 277-38c148 0 279 21 391 64s195 101 249 174 90 171 110 293l-314 43c-14-98-55-174-123-228s-165-82-290-82c-147 0-252 24-315 73s-95 105-95 171c0 41 13 79 40 112 26 34 67 63 123 85 32 12 126 40 283 82 227 61 385 111 475 149s160 95 211 169 76 165 76 274c0 107-31 207-93 302s-153 167-270 219c-118 52-251 77-399 77-246 0-433-51-562-153s-211-253-247-454z">
          <text:p/>
        </draw:path>
        <draw:path draw:style-name="gr46" draw:text-style-name="P1" draw:layer="layout" svg:width="0.922cm" svg:height="2.577cm" svg:x="13.083cm" svg:y="16.179cm" svg:viewBox="0 0 923 2578" svg:d="m876 2266 47 283c-90 19-171 29-242 29-117 0-207-19-271-55-64-37-110-86-136-146s-39-186-39-378v-1089h-235v-249h235v-469l319-192v661h322v249h-322v1107c0 91 6 150 17 176s30 47 55 62 62 24 110 24c35 0 82-5 140-13z">
          <text:p/>
        </draw:path>
        <draw:path draw:style-name="gr47" draw:text-style-name="P1" draw:layer="layout" svg:width="1.533cm" svg:height="1.934cm" svg:x="14.268cm" svg:y="16.84cm" svg:viewBox="0 0 1534 1935" svg:d="m1247 1892v-278c-147 214-347 321-600 321-112 0-216-22-313-64-97-43-169-97-216-162s-79-144-98-238c-13-62-20-162-20-299v-1172h321v1049c0 168 6 281 19 339 20 84 63 150 129 198s146 73 242 73 186-25 271-74 144-117 179-202 52-208 52-369v-1014h321v1892z">
          <text:p/>
        </draw:path>
        <draw:path draw:style-name="gr48" draw:text-style-name="P1" draw:layer="layout" svg:width="1.734cm" svg:height="1.891cm" svg:x="16.112cm" svg:y="16.84cm" svg:viewBox="0 0 1735 1892" svg:d="m720 1892-720-1892h338l407 1133c44 122 84 249 121 381 28-100 68-219 119-360l421-1154h329l-716 1892z">
          <text:p/>
        </draw:path>
        <draw:path draw:style-name="gr49" draw:text-style-name="P1" draw:layer="layout" svg:width="2.595cm" svg:height="1.891cm" svg:x="17.901cm" svg:y="16.84cm" svg:viewBox="0 0 2596 1892" svg:d="m579 1892-579-1892h331l301 1092 113 406c4-20 37-150 98-390l301-1108h329l284 1097 94 362 109-365 324-1094h312l-592 1892h-333l-301-1133-73-323-383 1456z">
          <text:p/>
        </draw:path>
        <draw:path draw:style-name="gr50" draw:text-style-name="P1" draw:layer="layout" svg:width="1.77cm" svg:height="1.891cm" svg:x="20.55cm" svg:y="16.84cm" svg:viewBox="0 0 1771 1892" svg:d="m0 1892 691-983-639-909h400l291 444c55 84 98 155 132 212 52-79 100-148 144-209l319-447h383l-654 891 704 1001h-394l-388-588-104-159-497 747z">
          <text:p/>
        </draw:path>
        <draw:path draw:style-name="gr51" draw:text-style-name="P1" draw:layer="layout" svg:width="1.732cm" svg:height="2.659cm" svg:x="22.406cm" svg:y="16.84cm" svg:viewBox="0 0 1733 2660" svg:d="m167 2621-35-302c70 19 131 29 183 29 72 0 129-12 171-36 43-23 78-57 105-99 21-32 53-112 98-239 6-18 16-44 29-79l-718-1895h346l393 1096c51 139 97 285 137 438 37-147 81-291 132-431l405-1103h320l-719 1924c-78 208-138 351-180 429-57 106-123 184-196 233-74 49-162 74-264 74-62 0-131-13-207-39z">
          <text:p/>
        </draw:path>
        <draw:path draw:style-name="gr52" draw:text-style-name="P1" draw:layer="layout" svg:width="1.674cm" svg:height="1.891cm" svg:x="24.243cm" svg:y="16.84cm" svg:viewBox="0 0 1675 1892" svg:d="m0 1892v-260l1204-1383c-136 8-257 11-361 11h-772v-260h1547v212l-1025 1201-198 219c144-11 279-16 405-16h875v276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03T09:15:16.79</meta:creation-date>
    <meta:editing-duration>P2DT1H29M12S</meta:editing-duration>
    <meta:editing-cycles>2</meta:editing-cycles>
    <meta:generator>LibreOffice/3.4$Win32 LibreOffice_project/340m1$Build-203</meta:generator>
    <dc:date>2013-11-05T10:32:09.07</dc:date>
    <meta:document-statistic meta:object-count="52"/>
  </office:meta>
</office:document-meta>
</file>